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tributedAnnotation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edAnnotation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edAnnotationFactory.getProcessorFor( Set &lt; com . sun . mirror . declaration . AnnotationTypeDeclaration &gt; annotationTypeDeclaration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